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A000000E75FBA0D92DAB7E6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/>
      <draw:page draw:name="page2" draw:style-name="dp1" draw:master-page-name="Standard"/>
      <draw:page draw:name="page3" draw:style-name="dp1" draw:master-page-name="Standard">
        <draw:frame draw:style-name="gr1" draw:text-style-name="P1" draw:layer="layout" svg:width="4.847cm" svg:height="5.136cm" svg:x="0.153cm" svg:y="0.2cm">
          <draw:image xlink:href="Pictures/10000201000000DA000000E75FBA0D92DAB7E6A1.png" xlink:type="simple" xlink:show="embed" xlink:actuate="onLoad">
            <text:p/>
          </draw:image>
        </draw:frame>
        <draw:frame draw:style-name="gr2" draw:text-style-name="P2" draw:layer="layout" svg:width="3.1cm" svg:height="4cm" svg:x="5.4cm" svg:y="1cm">
          <draw:text-box>
            <text:p>Exemp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5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17:36:12.924676139</meta:creation-date>
    <dc:date>2020-01-21T17:44:01.527357680</dc:date>
    <meta:editing-duration>PT7M48S</meta:editing-duration>
    <meta:editing-cycles>2</meta:editing-cycles>
    <meta:generator>LibreOffice/6.0.7.3$Linux_X86_64 LibreOffice_project/00m0$Build-3</meta:generator>
    <meta:document-statistic meta:object-count="2"/>
  </office:meta>
</office:document-meta>
</file>